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A6E09451.png" manifest:media-type="image/png"/>
  <manifest:file-entry manifest:full-path="Object 5/Pictures/10000000000000080000000888F44274.png" manifest:media-type="image/png"/>
  <manifest:file-entry manifest:full-path="Object 5/Pictures/10000000000000080000000853F82252.png" manifest:media-type="image/png"/>
  <manifest:file-entry manifest:full-path="Object 5/Pictures/1000000000000008000000081BABE357.png" manifest:media-type="image/png"/>
  <manifest:file-entry manifest:full-path="Object 5/Pictures/100000000000000800000008C5111EB9.png" manifest:media-type="image/png"/>
  <manifest:file-entry manifest:full-path="Object 5/Pictures/100000000000000800000008C07C749D.png" manifest:media-type="image/png"/>
  <manifest:file-entry manifest:full-path="Object 5/Pictures/100000000000000800000008E77C3914.png" manifest:media-type="image/png"/>
  <manifest:file-entry manifest:full-path="Object 5/Pictures/100000000000000800000008ECABA8EB.png" manifest:media-type="image/png"/>
  <manifest:file-entry manifest:full-path="Object 5/Pictures/100000000000000800000008752FBB01.png" manifest:media-type="image/png"/>
  <manifest:file-entry manifest:full-path="Object 5/Pictures/10000000000000080000000876FF7815.png" manifest:media-type="image/png"/>
  <manifest:file-entry manifest:full-path="Object 5/Pictures/1000000000000008000000084F2166A2.png" manifest:media-type="image/png"/>
  <manifest:file-entry manifest:full-path="Object 5/Pictures/100000000000000800000008022402E9.png" manifest:media-type="image/png"/>
  <manifest:file-entry manifest:full-path="Object 5/Pictures/1000000000000008000000081C20157C.png" manifest:media-type="image/png"/>
  <manifest:file-entry manifest:full-path="Object 5/Pictures/100000000000000800000008DD05889E.png" manifest:media-type="image/png"/>
  <manifest:file-entry manifest:full-path="Object 5/Pictures/100000000000000800000008B349DDEC.png" manifest:media-type="image/png"/>
  <manifest:file-entry manifest:full-path="Object 5/Pictures/10000000000000080000000800AE3E82.png" manifest:media-type="image/png"/>
  <manifest:file-entry manifest:full-path="Object 5/Pictures/10000000000000080000000881F56B00.png" manifest:media-type="image/png"/>
  <manifest:file-entry manifest:full-path="Object 5/Pictures/10000000000000080000000889DAE7A4.png" manifest:media-type="image/png"/>
  <manifest:file-entry manifest:full-path="Object 5/Pictures/10000000000000080000000856BC7A2F.png" manifest:media-type="image/png"/>
  <manifest:file-entry manifest:full-path="Object 5/Pictures/100000000000000800000008D18D7DB7.png" manifest:media-type="image/png"/>
  <manifest:file-entry manifest:full-path="Object 5/Pictures/1000000000000008000000087649CE9A.png" manifest:media-type="image/png"/>
  <manifest:file-entry manifest:full-path="Object 5/Pictures/100000000000000800000008E4CB855F.png" manifest:media-type="image/png"/>
  <manifest:file-entry manifest:full-path="Object 5/Pictures/1000000000000008000000087FCCD96D.png" manifest:media-type="image/png"/>
  <manifest:file-entry manifest:full-path="Object 5/Pictures/100000000000000800000008F7997D43.png" manifest:media-type="image/png"/>
  <manifest:file-entry manifest:full-path="Object 5/Pictures/10000000000000080000000839493935.png" manifest:media-type="image/png"/>
  <manifest:file-entry manifest:full-path="Object 5/Pictures/10000000000000080000000854C2C24C.png" manifest:media-type="image/png"/>
  <manifest:file-entry manifest:full-path="Object 5/Pictures/1000000000000008000000088693320A.png" manifest:media-type="image/png"/>
  <manifest:file-entry manifest:full-path="Object 5/Pictures/10000000000000080000000894879245.png" manifest:media-type="image/png"/>
  <manifest:file-entry manifest:full-path="Object 5/Pictures/1000000000000008000000080D422726.png" manifest:media-type="image/png"/>
  <manifest:file-entry manifest:full-path="Object 5/Pictures/100000000000000800000008CBFB14AB.png" manifest:media-type="image/png"/>
  <manifest:file-entry manifest:full-path="Object 5/Pictures/100000000000000800000008B861DA16.png" manifest:media-type="image/png"/>
  <manifest:file-entry manifest:full-path="Object 5/Pictures/1000000000000008000000081CB5CF00.png" manifest:media-type="image/png"/>
  <manifest:file-entry manifest:full-path="Object 5/Pictures/100000000000000800000008EEBB2EE7.png" manifest:media-type="image/png"/>
  <manifest:file-entry manifest:full-path="Object 5/Pictures/100000000000000800000008DAFC220B.png" manifest:media-type="image/png"/>
  <manifest:file-entry manifest:full-path="Object 5/Pictures/100000000000000800000008ACA71E2A.png" manifest:media-type="image/png"/>
  <manifest:file-entry manifest:full-path="Object 5/Pictures/100000000000000800000008CA29F8D8.png" manifest:media-type="image/png"/>
  <manifest:file-entry manifest:full-path="Object 5/Pictures/1000000000000008000000085DDCBAB8.png" manifest:media-type="image/png"/>
  <manifest:file-entry manifest:full-path="Object 5/Pictures/100000000000000800000008100A2A41.png" manifest:media-type="image/png"/>
  <manifest:file-entry manifest:full-path="Object 5/Pictures/10000000000000080000000862D6A51C.png" manifest:media-type="image/png"/>
  <manifest:file-entry manifest:full-path="Object 5/Pictures/100000000000000800000008A2713C93.png" manifest:media-type="image/png"/>
  <manifest:file-entry manifest:full-path="Object 5/Pictures/100000000000000800000008A19C439F.png" manifest:media-type="image/png"/>
  <manifest:file-entry manifest:full-path="Object 5/Pictures/1000000000000008000000082AA353A8.png" manifest:media-type="image/png"/>
  <manifest:file-entry manifest:full-path="Object 5/Pictures/100000000000000800000008816AF50A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0869881275391" calcext:value-type="float">
            <text:p>0,70869881275391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87955454167597" calcext:value-type="float">
            <text:p>0,887955454167597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89619657349431" calcext:value-type="float">
            <text:p>0,889619657349431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7199683446163" calcext:value-type="float">
            <text:p>0,82719968344616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885859295028835" calcext:value-type="float">
            <text:p>0,885859295028835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17240521862394" calcext:value-type="float">
            <text:p>0,817240521862394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2621401560054" calcext:value-type="float">
            <text:p>0,92621401560054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23558231563866" calcext:value-type="float">
            <text:p>0,923558231563866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70667769042368" calcext:value-type="float">
            <text:p>0,870667769042368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1596436930845" calcext:value-type="float">
            <text:p>0,91596436930845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5253396670779" calcext:value-type="float">
            <text:p>0,725253396670779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21946539369814" calcext:value-type="float">
            <text:p>0,821946539369814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19611494161239" calcext:value-type="float">
            <text:p>0,819611494161239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13993362425084" calcext:value-type="float">
            <text:p>0,813993362425084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46231947506336" calcext:value-type="float">
            <text:p>0,746231947506336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07750107290233" calcext:value-type="float">
            <text:p>0,807750107290233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5818579012547" calcext:value-type="float">
            <text:p>0,775818579012547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45100540886429" calcext:value-type="float">
            <text:p>0,745100540886429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45925883262578" calcext:value-type="float">
            <text:p>0,845925883262578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6308382518115" calcext:value-type="float">
            <text:p>0,76308382518115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37177278293148" calcext:value-type="float">
            <text:p>0,637177278293148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8373726240396" calcext:value-type="float">
            <text:p>0,78373726240396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19486731387908" calcext:value-type="float">
            <text:p>0,819486731387908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67324777060061" calcext:value-type="float">
            <text:p>0,767324777060061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95812450335614" calcext:value-type="float">
            <text:p>0,595812450335614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84853214715628" calcext:value-type="float">
            <text:p>0,784853214715628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60045112483904" calcext:value-type="float">
            <text:p>0,860045112483904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76698597949034" calcext:value-type="float">
            <text:p>0,876698597949034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1053202617161" calcext:value-type="float">
            <text:p>0,821053202617161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87865903130271" calcext:value-type="float">
            <text:p>0,687865903130271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36324121970155" calcext:value-type="float">
            <text:p>0,636324121970155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0625732245886" calcext:value-type="float">
            <text:p>0,770625732245886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1867839913944" calcext:value-type="float">
            <text:p>0,761867839913944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25958954127123" calcext:value-type="float">
            <text:p>0,725958954127123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6620675269242" calcext:value-type="float">
            <text:p>0,586620675269242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77749846042148" calcext:value-type="float">
            <text:p>0,777749846042148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9326008625621" calcext:value-type="float">
            <text:p>0,689326008625621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9769373750264" calcext:value-type="float">
            <text:p>0,69769373750264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99821372938516" calcext:value-type="float">
            <text:p>0,799821372938516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19424697704157" calcext:value-type="float">
            <text:p>0,619424697704157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75267312815107" calcext:value-type="float">
            <text:p>0,575267312815107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39463700668212" calcext:value-type="float">
            <text:p>0,739463700668212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0209644778569" calcext:value-type="float">
            <text:p>0,770209644778569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54653888108145" calcext:value-type="float">
            <text:p>0,654653888108145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56947154780137" calcext:value-type="float">
            <text:p>0,456947154780137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1150095335906" calcext:value-type="float">
            <text:p>0,671150095335906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1987736154656" calcext:value-type="float">
            <text:p>0,81987736154656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35500847197718" calcext:value-type="float">
            <text:p>0,835500847197718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11960954497331" calcext:value-type="float">
            <text:p>0,711960954497331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51961950498658" calcext:value-type="float">
            <text:p>0,551961950498658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78026907399145" calcext:value-type="float">
            <text:p>0,578026907399145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21093015245458" calcext:value-type="float">
            <text:p>0,721093015245458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6155516921568" calcext:value-type="float">
            <text:p>0,716155516921568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17986813538685" calcext:value-type="float">
            <text:p>0,617986813538685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8184009003913" calcext:value-type="float">
            <text:p>0,38184009003913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3877252750379" calcext:value-type="float">
            <text:p>0,673877252750379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35266551524698" calcext:value-type="float">
            <text:p>0,735266551524698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1080557355535" calcext:value-type="float">
            <text:p>0,751080557355535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05999627459892" calcext:value-type="float">
            <text:p>0,705999627459892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08712574556859" calcext:value-type="float">
            <text:p>0,508712574556859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437071738359452" calcext:value-type="float">
            <text:p>0,437071738359452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7703645740834" calcext:value-type="float">
            <text:p>0,687703645740834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9562616687823" calcext:value-type="float">
            <text:p>0,739562616687823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51089287436797" calcext:value-type="float">
            <text:p>0,551089287436797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57378944519247" calcext:value-type="float">
            <text:p>0,357378944519247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35680389816944" calcext:value-type="float">
            <text:p>0,535680389816944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9183947828377" calcext:value-type="float">
            <text:p>0,769183947828377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10679921026291" calcext:value-type="float">
            <text:p>0,810679921026291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98322584818485" calcext:value-type="float">
            <text:p>0,598322584818485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05566058019928" calcext:value-type="float">
            <text:p>0,405566058019928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475815913037615" calcext:value-type="float">
            <text:p>0,475815913037615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59213300656463" calcext:value-type="float">
            <text:p>0,659213300656463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0422305247728" calcext:value-type="float">
            <text:p>0,700422305247728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15645596714761" calcext:value-type="float">
            <text:p>0,515645596714761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289759906313744" calcext:value-type="float">
            <text:p>0,289759906313744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40724786960533" calcext:value-type="float">
            <text:p>0,540724786960533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8013558897322" calcext:value-type="float">
            <text:p>0,688013558897322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2681205820559" calcext:value-type="float">
            <text:p>0,732681205820559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92686939244988" calcext:value-type="float">
            <text:p>0,592686939244988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72026162326782" calcext:value-type="float">
            <text:p>0,372026162326782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70869881275391" calcext:value-type="float">
            <text:p>0,70869881275391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70869881275391" calcext:value-type="float">
            <text:p>0,7087</text:p>
          </table:table-cell>
          <table:table-cell table:formula="of:=MAX([.E2:.E6])" office:value-type="float" office:value="0.889619657349431" calcext:value-type="float">
            <text:p>0,8896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887955454167597" calcext:value-type="float">
            <text:p>0,887955454167597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95812450335614" calcext:value-type="float">
            <text:p>0,5958</text:p>
          </table:table-cell>
          <table:table-cell table:formula="of:=MAX([.E22:.E26])" office:value-type="float" office:value="0.819486731387908" calcext:value-type="float">
            <text:p>0,8195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889619657349431" calcext:value-type="float">
            <text:p>0,889619657349431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456947154780137" calcext:value-type="float">
            <text:p>0,4569</text:p>
          </table:table-cell>
          <table:table-cell table:formula="of:=MAX([.E42:.E46])" office:value-type="float" office:value="0.770209644778569" calcext:value-type="float">
            <text:p>0,7702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827199683446163" calcext:value-type="float">
            <text:p>0,82719968344616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357378944519247" calcext:value-type="float">
            <text:p>0,3574</text:p>
          </table:table-cell>
          <table:table-cell table:formula="of:=MAX([.E62:.E66])" office:value-type="float" office:value="0.739562616687823" calcext:value-type="float">
            <text:p>0,7396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885859295028835" calcext:value-type="float">
            <text:p>0,88585929502883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817240521862394" calcext:value-type="float">
            <text:p>0,817240521862394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817240521862394" calcext:value-type="float">
            <text:p>0,8172</text:p>
          </table:table-cell>
          <table:table-cell table:formula="of:=MAX([.E7:.E11])" office:value-type="float" office:value="0.92621401560054" calcext:value-type="float">
            <text:p>0,9262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92621401560054" calcext:value-type="float">
            <text:p>0,9262140156005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87865903130271" calcext:value-type="float">
            <text:p>0,6879</text:p>
          </table:table-cell>
          <table:table-cell table:formula="of:=MAX([.E27:.E31])" office:value-type="float" office:value="0.876698597949034" calcext:value-type="float">
            <text:p>0,8767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23558231563866" calcext:value-type="float">
            <text:p>0,92355823156386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551961950498658" calcext:value-type="float">
            <text:p>0,5520</text:p>
          </table:table-cell>
          <table:table-cell table:formula="of:=MAX([.E47:.E51])" office:value-type="float" office:value="0.835500847197718" calcext:value-type="float">
            <text:p>0,8355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870667769042368" calcext:value-type="float">
            <text:p>0,870667769042368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405566058019928" calcext:value-type="float">
            <text:p>0,4056</text:p>
          </table:table-cell>
          <table:table-cell table:formula="of:=MAX([.E67:.E71])" office:value-type="float" office:value="0.810679921026291" calcext:value-type="float">
            <text:p>0,8107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91596436930845" calcext:value-type="float">
            <text:p>0,91596436930845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725253396670779" calcext:value-type="float">
            <text:p>0,725253396670779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725253396670779" calcext:value-type="float">
            <text:p>0,7253</text:p>
          </table:table-cell>
          <table:table-cell table:formula="of:=MAX([.E12:.E16])" office:value-type="float" office:value="0.821946539369814" calcext:value-type="float">
            <text:p>0,821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821946539369814" calcext:value-type="float">
            <text:p>0,82194653936981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586620675269242" calcext:value-type="float">
            <text:p>0,5866</text:p>
          </table:table-cell>
          <table:table-cell table:formula="of:=MAX([.E32:.E36])" office:value-type="float" office:value="0.770625732245886" calcext:value-type="float">
            <text:p>0,7706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819611494161239" calcext:value-type="float">
            <text:p>0,81961149416123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38184009003913" calcext:value-type="float">
            <text:p>0,3818</text:p>
          </table:table-cell>
          <table:table-cell table:formula="of:=MAX([.E52:.E56])" office:value-type="float" office:value="0.721093015245458" calcext:value-type="float">
            <text:p>0,7211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813993362425084" calcext:value-type="float">
            <text:p>0,813993362425084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289759906313744" calcext:value-type="float">
            <text:p>0,2898</text:p>
          </table:table-cell>
          <table:table-cell table:formula="of:=MAX([.E72:.E76])" office:value-type="float" office:value="0.700422305247728" calcext:value-type="float">
            <text:p>0,700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46231947506336" calcext:value-type="float">
            <text:p>0,746231947506336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807750107290233" calcext:value-type="float">
            <text:p>0,807750107290233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745100540886429" calcext:value-type="float">
            <text:p>0,7451</text:p>
          </table:table-cell>
          <table:table-cell table:formula="of:=MAX([.E17:.E21])" office:value-type="float" office:value="0.845925883262578" calcext:value-type="float">
            <text:p>0,845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75818579012547" calcext:value-type="float">
            <text:p>0,775818579012547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19424697704157" calcext:value-type="float">
            <text:p>0,6194</text:p>
          </table:table-cell>
          <table:table-cell table:formula="of:=MAX([.E37:.E41])" office:value-type="float" office:value="0.799821372938516" calcext:value-type="float">
            <text:p>0,7998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745100540886429" calcext:value-type="float">
            <text:p>0,74510054088642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508712574556859" calcext:value-type="float">
            <text:p>0,5087</text:p>
          </table:table-cell>
          <table:table-cell table:formula="of:=MAX([.E57:.E61])" office:value-type="float" office:value="0.751080557355535" calcext:value-type="float">
            <text:p>0,7511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845925883262578" calcext:value-type="float">
            <text:p>0,845925883262578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372026162326782" calcext:value-type="float">
            <text:p>0,3720</text:p>
          </table:table-cell>
          <table:table-cell table:formula="of:=MAX([.E77:.E81])" office:value-type="float" office:value="0.732681205820559" calcext:value-type="float">
            <text:p>0,7327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76308382518115" calcext:value-type="float">
            <text:p>0,76308382518115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37177278293148" calcext:value-type="float">
            <text:p>0,637177278293148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78373726240396" calcext:value-type="float">
            <text:p>0,78373726240396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819486731387908" calcext:value-type="float">
            <text:p>0,8194867313879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767324777060061" calcext:value-type="float">
            <text:p>0,767324777060061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95812450335614" calcext:value-type="float">
            <text:p>0,595812450335614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84853214715628" calcext:value-type="float">
            <text:p>0,784853214715628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860045112483904" calcext:value-type="float">
            <text:p>0,860045112483904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876698597949034" calcext:value-type="float">
            <text:p>0,876698597949034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21053202617161" calcext:value-type="float">
            <text:p>0,8210532026171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87865903130271" calcext:value-type="float">
            <text:p>0,68786590313027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636324121970155" calcext:value-type="float">
            <text:p>0,63632412197015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770625732245886" calcext:value-type="float">
            <text:p>0,77062573224588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761867839913944" calcext:value-type="float">
            <text:p>0,7618678399139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725958954127123" calcext:value-type="float">
            <text:p>0,7259589541271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586620675269242" calcext:value-type="float">
            <text:p>0,58662067526924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77749846042148" calcext:value-type="float">
            <text:p>0,7777498460421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689326008625621" calcext:value-type="float">
            <text:p>0,68932600862562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69769373750264" calcext:value-type="float">
            <text:p>0,6976937375026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799821372938516" calcext:value-type="float">
            <text:p>0,79982137293851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19424697704157" calcext:value-type="float">
            <text:p>0,6194246977041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575267312815107" calcext:value-type="float">
            <text:p>0,57526731281510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739463700668212" calcext:value-type="float">
            <text:p>0,73946370066821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770209644778569" calcext:value-type="float">
            <text:p>0,77020964477856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654653888108145" calcext:value-type="float">
            <text:p>0,6546538881081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456947154780137" calcext:value-type="float">
            <text:p>0,45694715478013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671150095335906" calcext:value-type="float">
            <text:p>0,67115009533590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81987736154656" calcext:value-type="float">
            <text:p>0,8198773615465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835500847197718" calcext:value-type="float">
            <text:p>0,83550084719771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711960954497331" calcext:value-type="float">
            <text:p>0,711960954497331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551961950498658" calcext:value-type="float">
            <text:p>0,551961950498658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578026907399145" calcext:value-type="float">
            <text:p>0,578026907399145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721093015245458" calcext:value-type="float">
            <text:p>0,721093015245458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716155516921568" calcext:value-type="float">
            <text:p>0,7161555169215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617986813538685" calcext:value-type="float">
            <text:p>0,617986813538685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38184009003913" calcext:value-type="float">
            <text:p>0,38184009003913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673877252750379" calcext:value-type="float">
            <text:p>0,673877252750379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35266551524698" calcext:value-type="float">
            <text:p>0,735266551524698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51080557355535" calcext:value-type="float">
            <text:p>0,75108055735553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705999627459892" calcext:value-type="float">
            <text:p>0,70599962745989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508712574556859" calcext:value-type="float">
            <text:p>0,50871257455685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437071738359452" calcext:value-type="float">
            <text:p>0,4370717383594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687703645740834" calcext:value-type="float">
            <text:p>0,6877036457408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739562616687823" calcext:value-type="float">
            <text:p>0,7395626166878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551089287436797" calcext:value-type="float">
            <text:p>0,55108928743679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357378944519247" calcext:value-type="float">
            <text:p>0,3573789445192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535680389816944" calcext:value-type="float">
            <text:p>0,5356803898169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69183947828377" calcext:value-type="float">
            <text:p>0,7691839478283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810679921026291" calcext:value-type="float">
            <text:p>0,8106799210262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598322584818485" calcext:value-type="float">
            <text:p>0,5983225848184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405566058019928" calcext:value-type="float">
            <text:p>0,405566058019928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475815913037615" calcext:value-type="float">
            <text:p>0,4758159130376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59213300656463" calcext:value-type="float">
            <text:p>0,65921330065646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700422305247728" calcext:value-type="float">
            <text:p>0,70042230524772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515645596714761" calcext:value-type="float">
            <text:p>0,515645596714761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289759906313744" calcext:value-type="float">
            <text:p>0,289759906313744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540724786960533" calcext:value-type="float">
            <text:p>0,540724786960533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688013558897322" calcext:value-type="float">
            <text:p>0,688013558897322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32681205820559" calcext:value-type="float">
            <text:p>0,732681205820559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592686939244988" calcext:value-type="float">
            <text:p>0,5926869392449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372026162326782" calcext:value-type="float">
            <text:p>0,37202616232678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DT with old config  </text:p>
            <text:p>No Correction </text:p>
            <text:p>R2: 0.965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7]/[$similarity_scores.H17]-1" office:value-type="percentage" office:value="0.0968191230812172" calcext:value-type="percentage">
            <text:p>9,68 %</text:p>
          </table:table-cell>
          <table:table-cell table:style-name="ce18" table:formula="of:=[$similarity_scores.I7]/[$similarity_scores.I17]-1" office:value-type="percentage" office:value="0.0949115447659621" calcext:value-type="percentage">
            <text:p>9,49 %</text:p>
          </table:table-cell>
          <table:table-cell table:number-columns-repeated="2"/>
          <table:table-cell table:style-name="ce18"/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is better by</text:p>
          </table:table-cell>
          <table:covered-table-cell/>
          <table:table-cell table:style-name="ce18" table:formula="of:=[$similarity_scores.H8]/[$similarity_scores.H18]-1" office:value-type="percentage" office:value="0.11049156690036" calcext:value-type="percentage">
            <text:p>11,05 %</text:p>
          </table:table-cell>
          <table:table-cell table:style-name="ce18" table:formula="of:=[$similarity_scores.I8]/[$similarity_scores.I18]-1" office:value-type="percentage" office:value="0.096117992856422" calcext:value-type="percentage">
            <text:p>9,61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9]/[$similarity_scores.H19]-1" office:value-type="percentage" office:value="0.0850173125354212" calcext:value-type="percentage">
            <text:p>8,50 %</text:p>
          </table:table-cell>
          <table:table-cell table:style-name="ce18" table:formula="of:=[$similarity_scores.I9]/[$similarity_scores.I19]-1" office:value-type="percentage" office:value="0.112398449161587" calcext:value-type="percentage">
            <text:p>11,24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10]/[$similarity_scores.H20]-1" office:value-type="percentage" office:value="0.0901546694549007" calcext:value-type="percentage">
            <text:p>9,02 %</text:p>
          </table:table-cell>
          <table:table-cell table:style-name="ce18" table:formula="of:=[$similarity_scores.I10]/[$similarity_scores.I20]-1" office:value-type="percentage" office:value="0.106456552435214" calcext:value-type="percentage">
            <text:p>10,65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 old config  </text:p>
            <text:p>One Correction </text:p>
            <text:p>R2: 0.96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])" office:value-type="percentage" office:value="0.132814888891131" calcext:value-type="percentage">
            <text:p>13,28 %</text:p>
          </table:table-cell>
          <table:table-cell table:style-name="ce18" table:formula="of:=1/[$similarity_scores.I7]*([$similarity_scores.I7]-[$similarity_scores.I2])" office:value-type="percentage" office:value="0.0395096140144049" calcext:value-type="percentage">
            <text:p>3,95 %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One Correction is worse by</text:p>
          </table:table-cell>
          <table:covered-table-cell/>
          <table:table-cell table:style-name="ce18" table:formula="of:=1/[$similarity_scores.H8]*([$similarity_scores.H8]-[$similarity_scores.H3])" office:value-type="percentage" office:value="0.133824706786235" calcext:value-type="percentage">
            <text:p>13,38 %</text:p>
          </table:table-cell>
          <table:table-cell table:style-name="ce18" table:formula="of:=1/[$similarity_scores.I8]*([$similarity_scores.I8]-[$similarity_scores.I3])" office:value-type="percentage" office:value="0.0652583073532546" calcext:value-type="percentage">
            <text:p>6,53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4])" office:value-type="percentage" office:value="0.172140118775727" calcext:value-type="percentage">
            <text:p>17,21 %</text:p>
          </table:table-cell>
          <table:table-cell table:style-name="ce18" table:formula="of:=1/[$similarity_scores.I9]*([$similarity_scores.I9]-[$similarity_scores.I4])" office:value-type="percentage" office:value="0.078146183379869" calcext:value-type="percentage">
            <text:p>7,81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5])" office:value-type="percentage" office:value="0.118814463261405" calcext:value-type="percentage">
            <text:p>11,88 %</text:p>
          </table:table-cell>
          <table:table-cell table:style-name="ce18" table:formula="of:=1/[$similarity_scores.I10]*([$similarity_scores.I10]-[$similarity_scores.I5])" office:value-type="percentage" office:value="0.0877255036099031" calcext:value-type="percentage">
            <text:p>8,77 %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out PR3 </text:p>
            <text:p>No Correction  </text:p>
            <text:p>R2: 0.271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5])" office:value-type="percentage" office:value="1" calcext:value-type="percentage">
            <text:p>100,00 %</text:p>
          </table:table-cell>
          <table:table-cell table:style-name="ce18" table:formula="of:=1/[$similarity_scores.I7]*([$similarity_scores.I7]-[$similarity_scores.I25])" office:value-type="percentage" office:value="1" calcext:value-type="percentage">
            <text:p>100,00 %</text:p>
          </table:table-cell>
          <table:table-cell/>
          <table:table-cell table:style-name="ce18" table:formula="of:=[$similarity_scores.H7]/[$similarity_scores.H25]-1" office:value-type="string" office:string-value="" calcext:value-type="error">
            <text:p>#DIV/0!</text:p>
          </table:table-cell>
          <table:table-cell table:style-name="ce18" table:formula="of:=[$similarity_scores.I7]/[$similarity_scores.I25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with old config is better by</text:p>
          </table:table-cell>
          <table:covered-table-cell/>
          <table:table-cell table:style-name="ce18" table:formula="of:=1/[$similarity_scores.H8]*([$similarity_scores.H8]-[$similarity_scores.H26])" office:value-type="percentage" office:value="1" calcext:value-type="percentage">
            <text:p>100,00 %</text:p>
          </table:table-cell>
          <table:table-cell table:style-name="ce18" table:formula="of:=1/[$similarity_scores.I8]*([$similarity_scores.I8]-[$similarity_scores.I26])" office:value-type="percentage" office:value="1" calcext:value-type="percentage">
            <text:p>100,00 %</text:p>
          </table:table-cell>
          <table:table-cell/>
          <table:table-cell table:style-name="ce18" table:formula="of:=[$similarity_scores.H8]/[$similarity_scores.H26]-1" office:value-type="string" office:string-value="" calcext:value-type="error">
            <text:p>#DIV/0!</text:p>
          </table:table-cell>
          <table:table-cell table:style-name="ce18" table:formula="of:=[$similarity_scores.I8]/[$similarity_scores.I26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27])" office:value-type="percentage" office:value="1" calcext:value-type="percentage">
            <text:p>100,00 %</text:p>
          </table:table-cell>
          <table:table-cell table:style-name="ce18" table:formula="of:=1/[$similarity_scores.I9]*([$similarity_scores.I9]-[$similarity_scores.I27])" office:value-type="percentage" office:value="1" calcext:value-type="percentage">
            <text:p>100,00 %</text:p>
          </table:table-cell>
          <table:table-cell/>
          <table:table-cell table:style-name="ce18" table:formula="of:=[$similarity_scores.H9]/[$similarity_scores.H27]-1" office:value-type="string" office:string-value="" calcext:value-type="error">
            <text:p>#DIV/0!</text:p>
          </table:table-cell>
          <table:table-cell table:style-name="ce18" table:formula="of:=[$similarity_scores.I9]/[$similarity_scores.I27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28])" office:value-type="percentage" office:value="1" calcext:value-type="percentage">
            <text:p>100,00 %</text:p>
          </table:table-cell>
          <table:table-cell table:style-name="ce18" table:formula="of:=1/[$similarity_scores.I10]*([$similarity_scores.I10]-[$similarity_scores.I28])" office:value-type="percentage" office:value="1" calcext:value-type="percentage">
            <text:p>100,00 %</text:p>
          </table:table-cell>
          <table:table-cell/>
          <table:table-cell table:style-name="ce18" table:formula="of:=[$similarity_scores.H10]/[$similarity_scores.H28]-1" office:value-type="string" office:string-value="" calcext:value-type="error">
            <text:p>#DIV/0!</text:p>
          </table:table-cell>
          <table:table-cell table:style-name="ce18" table:formula="of:=[$similarity_scores.I10]/[$similarity_scores.I28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DT with old config  </text:p>
            <text:p>No Correction </text:p>
            <text:p>R2: 0.9658</text:p>
          </table:table-cell>
          <table:table-cell office:value-type="string" calcext:value-type="string">
            <text:p>DT without PR3 </text:p>
            <text:p>No Correction  </text:p>
            <text:p>R2: 0.751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7]*([$similarity_scores.H17]-[$similarity_scores.H55])" office:value-type="percentage" office:value="1" calcext:value-type="percentage">
            <text:p>100,00 %</text:p>
          </table:table-cell>
          <table:table-cell table:style-name="ce18" table:formula="of:=1/[$similarity_scores.I17]*([$similarity_scores.I17]-[$similarity_scores.I55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DT <text:s/>with old config is better by</text:p>
          </table:table-cell>
          <table:covered-table-cell/>
          <table:table-cell table:style-name="ce18" table:formula="of:=1/[$similarity_scores.H18]*([$similarity_scores.H18]-[$similarity_scores.H56])" office:value-type="percentage" office:value="1" calcext:value-type="percentage">
            <text:p>100,00 %</text:p>
          </table:table-cell>
          <table:table-cell table:style-name="ce18" table:formula="of:=1/[$similarity_scores.I18]*([$similarity_scores.I18]-[$similarity_scores.I56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9]*([$similarity_scores.H19]-[$similarity_scores.H57])" office:value-type="percentage" office:value="1" calcext:value-type="percentage">
            <text:p>100,00 %</text:p>
          </table:table-cell>
          <table:table-cell table:style-name="ce18" table:formula="of:=1/[$similarity_scores.I19]*([$similarity_scores.I19]-[$similarity_scores.I57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20]*([$similarity_scores.H20]-[$similarity_scores.H58])" office:value-type="percentage" office:value="1" calcext:value-type="percentage">
            <text:p>100,00 %</text:p>
          </table:table-cell>
          <table:table-cell table:style-name="ce18" table:formula="of:=1/[$similarity_scores.I20]*([$similarity_scores.I20]-[$similarity_scores.I58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 table:number-columns-repeated="4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Ridge</text:p>
          </table:table-cell>
          <table:table-cell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</text:p>
            <text:p>(corr_max=0)</text:p>
          </table:table-cell>
          <table:table-cell office:value-type="string" calcext:value-type="string">
            <text:p>Similarity </text:p>
            <text:p>(corr_max=1)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817240521862394" calcext:value-type="float">
            <text:p>0.8172</text:p>
          </table:table-cell>
          <table:table-cell table:formula="of:=[$similarity_scores.E17]" office:value-type="float" office:value="0.807750107290233" calcext:value-type="float">
            <text:p>0.8078</text:p>
          </table:table-cell>
          <table:table-cell table:style-name="ce25" table:formula="of:=[.D36]/[.E36]-1" office:value-type="percentage" office:value="0.0117491963003242" calcext:value-type="percentage">
            <text:p>1.17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]" office:value-type="float" office:value="0.70869881275391" calcext:value-type="float">
            <text:p>0.7087</text:p>
          </table:table-cell>
          <table:table-cell table:style-name="ce24" table:formula="of:=[$similarity_scores.E12]" office:value-type="float" office:value="0.725253396670779" calcext:value-type="float">
            <text:p>0.7253</text:p>
          </table:table-cell>
          <table:table-cell table:style-name="ce25" table:formula="of:=[.J36]/[.K36]-1" office:value-type="percentage" office:value="-0.022825930899271" calcext:value-type="percentage">
            <text:p>-2.28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.D36]" office:value-type="float" office:value="0.817240521862394" calcext:value-type="float">
            <text:p>0.8172</text:p>
          </table:table-cell>
          <table:table-cell table:style-name="ce24" table:formula="of:=[.J36]" office:value-type="float" office:value="0.70869881275391" calcext:value-type="float">
            <text:p>0.7087</text:p>
          </table:table-cell>
          <table:table-cell table:style-name="ce25" table:formula="of:=[.P36]/[.Q36]-1" office:value-type="percentage" office:value="0.153156329819017" calcext:value-type="percentage">
            <text:p>15.3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92621401560054" calcext:value-type="float">
            <text:p>0.9262</text:p>
          </table:table-cell>
          <table:table-cell table:formula="of:=[$similarity_scores.E18]" office:value-type="float" office:value="0.775818579012547" calcext:value-type="float">
            <text:p>0.7758</text:p>
          </table:table-cell>
          <table:table-cell table:style-name="ce25" table:formula="of:=[.D37]/[.E37]-1" office:value-type="percentage" office:value="0.193853873388047" calcext:value-type="percentage">
            <text:p>19.39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3]" office:value-type="float" office:value="0.887955454167597" calcext:value-type="float">
            <text:p>0.8880</text:p>
          </table:table-cell>
          <table:table-cell table:style-name="ce24" table:formula="of:=[$similarity_scores.E13]" office:value-type="float" office:value="0.821946539369814" calcext:value-type="float">
            <text:p>0.8219</text:p>
          </table:table-cell>
          <table:table-cell table:style-name="ce25" table:formula="of:=[.J37]/[.K37]-1" office:value-type="percentage" office:value="0.0803080390707545" calcext:value-type="percentage">
            <text:p>8.0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37]" office:value-type="float" office:value="0.92621401560054" calcext:value-type="float">
            <text:p>0.9262</text:p>
          </table:table-cell>
          <table:table-cell table:style-name="ce24" table:formula="of:=[.J37]" office:value-type="float" office:value="0.887955454167597" calcext:value-type="float">
            <text:p>0.8880</text:p>
          </table:table-cell>
          <table:table-cell table:style-name="ce25" table:formula="of:=[.P37]/[.Q37]-1" office:value-type="percentage" office:value="0.0430861269598351" calcext:value-type="percentage">
            <text:p>4.3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923558231563866" calcext:value-type="float">
            <text:p>0.9236</text:p>
          </table:table-cell>
          <table:table-cell table:formula="of:=[$similarity_scores.E19]" office:value-type="float" office:value="0.745100540886429" calcext:value-type="float">
            <text:p>0.7451</text:p>
          </table:table-cell>
          <table:table-cell table:style-name="ce25" table:formula="of:=[.D38]/[.E38]-1" office:value-type="percentage" office:value="0.239508201759094" calcext:value-type="percentage">
            <text:p>23.9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]" office:value-type="float" office:value="0.889619657349431" calcext:value-type="float">
            <text:p>0.8896</text:p>
          </table:table-cell>
          <table:table-cell table:style-name="ce24" table:formula="of:=[$similarity_scores.E14]" office:value-type="float" office:value="0.819611494161239" calcext:value-type="float">
            <text:p>0.8196</text:p>
          </table:table-cell>
          <table:table-cell table:style-name="ce25" table:formula="of:=[.J38]/[.K38]-1" office:value-type="percentage" office:value="0.0854162779401184" calcext:value-type="percentage">
            <text:p>8.5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38]" office:value-type="float" office:value="0.923558231563866" calcext:value-type="float">
            <text:p>0.9236</text:p>
          </table:table-cell>
          <table:table-cell table:style-name="ce24" table:formula="of:=[.J38]" office:value-type="float" office:value="0.889619657349431" calcext:value-type="float">
            <text:p>0.8896</text:p>
          </table:table-cell>
          <table:table-cell table:style-name="ce25" table:formula="of:=[.P38]/[.Q38]-1" office:value-type="percentage" office:value="0.0381495327065426" calcext:value-type="percentage">
            <text:p>3.8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870667769042368" calcext:value-type="float">
            <text:p>0.8707</text:p>
          </table:table-cell>
          <table:table-cell table:formula="of:=[$similarity_scores.E20]" office:value-type="float" office:value="0.845925883262578" calcext:value-type="float">
            <text:p>0.8459</text:p>
          </table:table-cell>
          <table:table-cell table:style-name="ce25" table:formula="of:=[.D39]/[.E39]-1" office:value-type="percentage" office:value="0.0292482902690776" calcext:value-type="percentage">
            <text:p>2.9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5]" office:value-type="float" office:value="0.827199683446163" calcext:value-type="float">
            <text:p>0.8272</text:p>
          </table:table-cell>
          <table:table-cell table:style-name="ce24" table:formula="of:=[$similarity_scores.E15]" office:value-type="float" office:value="0.813993362425084" calcext:value-type="float">
            <text:p>0.8140</text:p>
          </table:table-cell>
          <table:table-cell table:style-name="ce25" table:formula="of:=[.J39]/[.K39]-1" office:value-type="percentage" office:value="0.0162241138941655" calcext:value-type="percentage">
            <text:p>1.6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39]" office:value-type="float" office:value="0.870667769042368" calcext:value-type="float">
            <text:p>0.8707</text:p>
          </table:table-cell>
          <table:table-cell table:style-name="ce24" table:formula="of:=[.J39]" office:value-type="float" office:value="0.827199683446163" calcext:value-type="float">
            <text:p>0.8272</text:p>
          </table:table-cell>
          <table:table-cell table:style-name="ce25" table:formula="of:=[.P39]/[.Q39]-1" office:value-type="percentage" office:value="0.0525484794857678" calcext:value-type="percentage">
            <text:p>5.2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91596436930845" calcext:value-type="float">
            <text:p>0.9160</text:p>
          </table:table-cell>
          <table:table-cell table:formula="of:=[$similarity_scores.E21]" office:value-type="float" office:value="0.76308382518115" calcext:value-type="float">
            <text:p>0.7631</text:p>
          </table:table-cell>
          <table:table-cell table:style-name="ce25" table:formula="of:=[.D40]/[.E40]-1" office:value-type="percentage" office:value="0.20034567511768" calcext:value-type="percentage">
            <text:p>20.03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]" office:value-type="float" office:value="0.885859295028835" calcext:value-type="float">
            <text:p>0.8859</text:p>
          </table:table-cell>
          <table:table-cell table:style-name="ce24" table:formula="of:=[$similarity_scores.E16]" office:value-type="float" office:value="0.746231947506336" calcext:value-type="float">
            <text:p>0.7462</text:p>
          </table:table-cell>
          <table:table-cell table:style-name="ce25" table:formula="of:=[.J40]/[.K40]-1" office:value-type="percentage" office:value="0.187109849677554" calcext:value-type="percentage">
            <text:p>18.7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0]" office:value-type="float" office:value="0.91596436930845" calcext:value-type="float">
            <text:p>0.9160</text:p>
          </table:table-cell>
          <table:table-cell table:style-name="ce24" table:formula="of:=[.J40]" office:value-type="float" office:value="0.885859295028835" calcext:value-type="float">
            <text:p>0.8859</text:p>
          </table:table-cell>
          <table:table-cell table:style-name="ce25" table:formula="of:=[.P40]/[.Q40]-1" office:value-type="percentage" office:value="0.0339840361201318" calcext:value-type="percentage">
            <text:p>3.40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84853214715628" calcext:value-type="float">
            <text:p>0.7849</text:p>
          </table:table-cell>
          <table:table-cell table:formula="of:=[$similarity_scores.E37]" office:value-type="float" office:value="0.777749846042148" calcext:value-type="float">
            <text:p>0.7777</text:p>
          </table:table-cell>
          <table:table-cell table:style-name="ce25" table:formula="of:=[.D41]/[.E41]-1" office:value-type="percentage" office:value="0.00913323057488014" calcext:value-type="percentage">
            <text:p>0.91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2]" office:value-type="float" office:value="0.637177278293148" calcext:value-type="float">
            <text:p>0.6372</text:p>
          </table:table-cell>
          <table:table-cell table:style-name="ce24" table:formula="of:=[$similarity_scores.E32]" office:value-type="float" office:value="0.636324121970155" calcext:value-type="float">
            <text:p>0.6363</text:p>
          </table:table-cell>
          <table:table-cell table:style-name="ce25" table:formula="of:=[.J41]/[.K41]-1" office:value-type="percentage" office:value="0.00134075747490425" calcext:value-type="percentage">
            <text:p>0.13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.D41]" office:value-type="float" office:value="0.784853214715628" calcext:value-type="float">
            <text:p>0.7849</text:p>
          </table:table-cell>
          <table:table-cell table:style-name="ce24" table:formula="of:=[.J41]" office:value-type="float" office:value="0.637177278293148" calcext:value-type="float">
            <text:p>0.6372</text:p>
          </table:table-cell>
          <table:table-cell table:style-name="ce25" table:formula="of:=[.P41]/[.Q41]-1" office:value-type="percentage" office:value="0.231765854579859" calcext:value-type="percentage">
            <text:p>23.1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860045112483904" calcext:value-type="float">
            <text:p>0.8600</text:p>
          </table:table-cell>
          <table:table-cell table:formula="of:=[$similarity_scores.E38]" office:value-type="float" office:value="0.689326008625621" calcext:value-type="float">
            <text:p>0.6893</text:p>
          </table:table-cell>
          <table:table-cell table:style-name="ce25" table:formula="of:=[.D42]/[.E42]-1" office:value-type="percentage" office:value="0.247660906047435" calcext:value-type="percentage">
            <text:p>24.7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23]" office:value-type="float" office:value="0.78373726240396" calcext:value-type="float">
            <text:p>0.7837</text:p>
          </table:table-cell>
          <table:table-cell table:style-name="ce24" table:formula="of:=[$similarity_scores.E33]" office:value-type="float" office:value="0.770625732245886" calcext:value-type="float">
            <text:p>0.7706</text:p>
          </table:table-cell>
          <table:table-cell table:style-name="ce25" table:formula="of:=[.J42]/[.K42]-1" office:value-type="percentage" office:value="0.0170141348899184" calcext:value-type="percentage">
            <text:p>1.70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2]" office:value-type="float" office:value="0.860045112483904" calcext:value-type="float">
            <text:p>0.8600</text:p>
          </table:table-cell>
          <table:table-cell table:style-name="ce24" table:formula="of:=[.J42]" office:value-type="float" office:value="0.78373726240396" calcext:value-type="float">
            <text:p>0.7837</text:p>
          </table:table-cell>
          <table:table-cell table:style-name="ce25" table:formula="of:=[.P42]/[.Q42]-1" office:value-type="percentage" office:value="0.0973640705124632" calcext:value-type="percentage">
            <text:p>9.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876698597949034" calcext:value-type="float">
            <text:p>0.8767</text:p>
          </table:table-cell>
          <table:table-cell table:formula="of:=[$similarity_scores.E39]" office:value-type="float" office:value="0.69769373750264" calcext:value-type="float">
            <text:p>0.6977</text:p>
          </table:table-cell>
          <table:table-cell table:style-name="ce25" table:formula="of:=[.D43]/[.E43]-1" office:value-type="percentage" office:value="0.256566528871439" calcext:value-type="percentage">
            <text:p>25.6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24]" office:value-type="float" office:value="0.819486731387908" calcext:value-type="float">
            <text:p>0.8195</text:p>
          </table:table-cell>
          <table:table-cell table:style-name="ce24" table:formula="of:=[$similarity_scores.E34]" office:value-type="float" office:value="0.761867839913944" calcext:value-type="float">
            <text:p>0.7619</text:p>
          </table:table-cell>
          <table:table-cell table:style-name="ce25" table:formula="of:=[.J43]/[.K43]-1" office:value-type="percentage" office:value="0.075628460023293" calcext:value-type="percentage">
            <text:p>7.5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3]" office:value-type="float" office:value="0.876698597949034" calcext:value-type="float">
            <text:p>0.8767</text:p>
          </table:table-cell>
          <table:table-cell table:style-name="ce24" table:formula="of:=[.J43]" office:value-type="float" office:value="0.819486731387908" calcext:value-type="float">
            <text:p>0.8195</text:p>
          </table:table-cell>
          <table:table-cell table:style-name="ce25" table:formula="of:=[.P43]/[.Q43]-1" office:value-type="percentage" office:value="0.0698142683338261" calcext:value-type="percentage">
            <text:p>6.9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821053202617161" calcext:value-type="float">
            <text:p>0.8211</text:p>
          </table:table-cell>
          <table:table-cell table:formula="of:=[$similarity_scores.E40]" office:value-type="float" office:value="0.799821372938516" calcext:value-type="float">
            <text:p>0.7998</text:p>
          </table:table-cell>
          <table:table-cell table:style-name="ce25" table:formula="of:=[.D44]/[.E44]-1" office:value-type="percentage" office:value="0.026545714326988" calcext:value-type="percentage">
            <text:p>2.6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25]" office:value-type="float" office:value="0.767324777060061" calcext:value-type="float">
            <text:p>0.7673</text:p>
          </table:table-cell>
          <table:table-cell table:style-name="ce24" table:formula="of:=[$similarity_scores.E35]" office:value-type="float" office:value="0.725958954127123" calcext:value-type="float">
            <text:p>0.7260</text:p>
          </table:table-cell>
          <table:table-cell table:style-name="ce25" table:formula="of:=[.J44]/[.K44]-1" office:value-type="percentage" office:value="0.0569809390706881" calcext:value-type="percentage">
            <text:p>5.7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4]" office:value-type="float" office:value="0.821053202617161" calcext:value-type="float">
            <text:p>0.8211</text:p>
          </table:table-cell>
          <table:table-cell table:style-name="ce24" table:formula="of:=[.J44]" office:value-type="float" office:value="0.767324777060061" calcext:value-type="float">
            <text:p>0.7673</text:p>
          </table:table-cell>
          <table:table-cell table:style-name="ce25" table:formula="of:=[.P44]/[.Q44]-1" office:value-type="percentage" office:value="0.0700204491805361" calcext:value-type="percentage">
            <text:p>7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687865903130271" calcext:value-type="float">
            <text:p>0.6879</text:p>
          </table:table-cell>
          <table:table-cell table:formula="of:=[$similarity_scores.E41]" office:value-type="float" office:value="0.619424697704157" calcext:value-type="float">
            <text:p>0.6194</text:p>
          </table:table-cell>
          <table:table-cell table:style-name="ce25" table:formula="of:=[.D45]/[.E45]-1" office:value-type="percentage" office:value="0.11049156690036" calcext:value-type="percentage">
            <text:p>11.0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26]" office:value-type="float" office:value="0.595812450335614" calcext:value-type="float">
            <text:p>0.5958</text:p>
          </table:table-cell>
          <table:table-cell table:style-name="ce24" table:formula="of:=[$similarity_scores.E36]" office:value-type="float" office:value="0.586620675269242" calcext:value-type="float">
            <text:p>0.5866</text:p>
          </table:table-cell>
          <table:table-cell table:style-name="ce25" table:formula="of:=[.J45]/[.K45]-1" office:value-type="percentage" office:value="0.0156690267729707" calcext:value-type="percentage">
            <text:p>1.5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5]" office:value-type="float" office:value="0.687865903130271" calcext:value-type="float">
            <text:p>0.6879</text:p>
          </table:table-cell>
          <table:table-cell table:style-name="ce24" table:formula="of:=[.J45]" office:value-type="float" office:value="0.595812450335614" calcext:value-type="float">
            <text:p>0.5958</text:p>
          </table:table-cell>
          <table:table-cell table:style-name="ce25" table:formula="of:=[.P45]/[.Q45]-1" office:value-type="percentage" office:value="0.154500720390795" calcext:value-type="percentage">
            <text:p>15.45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671150095335906" calcext:value-type="float">
            <text:p>0.6712</text:p>
          </table:table-cell>
          <table:table-cell table:formula="of:=[$similarity_scores.E57]" office:value-type="float" office:value="0.673877252750379" calcext:value-type="float">
            <text:p>0.6739</text:p>
          </table:table-cell>
          <table:table-cell table:style-name="ce25" table:formula="of:=[.D46]/[.E46]-1" office:value-type="percentage" office:value="-0.0040469646413237" calcext:value-type="percentage">
            <text:p>-0.40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42]" office:value-type="float" office:value="0.575267312815107" calcext:value-type="float">
            <text:p>0.5753</text:p>
          </table:table-cell>
          <table:table-cell table:style-name="ce24" table:formula="of:=[$similarity_scores.E52]" office:value-type="float" office:value="0.578026907399145" calcext:value-type="float">
            <text:p>0.5780</text:p>
          </table:table-cell>
          <table:table-cell table:style-name="ce25" table:formula="of:=[.J46]/[.K46]-1" office:value-type="percentage" office:value="-0.00477416284382803" calcext:value-type="percentage">
            <text:p>-0.48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.D46]" office:value-type="float" office:value="0.671150095335906" calcext:value-type="float">
            <text:p>0.6712</text:p>
          </table:table-cell>
          <table:table-cell table:style-name="ce24" table:formula="of:=[.J46]" office:value-type="float" office:value="0.575267312815107" calcext:value-type="float">
            <text:p>0.5753</text:p>
          </table:table-cell>
          <table:table-cell table:style-name="ce25" table:formula="of:=[.P46]/[.Q46]-1" office:value-type="percentage" office:value="0.166675179320706" calcext:value-type="percentage">
            <text:p>16.6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81987736154656" calcext:value-type="float">
            <text:p>0.8199</text:p>
          </table:table-cell>
          <table:table-cell table:formula="of:=[$similarity_scores.E58]" office:value-type="float" office:value="0.735266551524698" calcext:value-type="float">
            <text:p>0.7353</text:p>
          </table:table-cell>
          <table:table-cell table:style-name="ce25" table:formula="of:=[.D47]/[.E47]-1" office:value-type="percentage" office:value="0.115075015783606" calcext:value-type="percentage">
            <text:p>11.5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43]" office:value-type="float" office:value="0.739463700668212" calcext:value-type="float">
            <text:p>0.7395</text:p>
          </table:table-cell>
          <table:table-cell table:style-name="ce24" table:formula="of:=[$similarity_scores.E53]" office:value-type="float" office:value="0.721093015245458" calcext:value-type="float">
            <text:p>0.7211</text:p>
          </table:table-cell>
          <table:table-cell table:style-name="ce25" table:formula="of:=[.J47]/[.K47]-1" office:value-type="percentage" office:value="0.0254761660900296" calcext:value-type="percentage">
            <text:p>2.5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7]" office:value-type="float" office:value="0.81987736154656" calcext:value-type="float">
            <text:p>0.8199</text:p>
          </table:table-cell>
          <table:table-cell table:style-name="ce24" table:formula="of:=[.J47]" office:value-type="float" office:value="0.739463700668212" calcext:value-type="float">
            <text:p>0.7395</text:p>
          </table:table-cell>
          <table:table-cell table:style-name="ce25" table:formula="of:=[.P47]/[.Q47]-1" office:value-type="percentage" office:value="0.108745920598513" calcext:value-type="percentage">
            <text:p>10.8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835500847197718" calcext:value-type="float">
            <text:p>0.8355</text:p>
          </table:table-cell>
          <table:table-cell table:formula="of:=[$similarity_scores.E59]" office:value-type="float" office:value="0.751080557355535" calcext:value-type="float">
            <text:p>0.7511</text:p>
          </table:table-cell>
          <table:table-cell table:style-name="ce25" table:formula="of:=[.D48]/[.E48]-1" office:value-type="percentage" office:value="0.112398449161587" calcext:value-type="percentage">
            <text:p>11.2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4]" office:value-type="float" office:value="0.770209644778569" calcext:value-type="float">
            <text:p>0.7702</text:p>
          </table:table-cell>
          <table:table-cell table:style-name="ce24" table:formula="of:=[$similarity_scores.E54]" office:value-type="float" office:value="0.716155516921568" calcext:value-type="float">
            <text:p>0.7162</text:p>
          </table:table-cell>
          <table:table-cell table:style-name="ce25" table:formula="of:=[.J48]/[.K48]-1" office:value-type="percentage" office:value="0.0754781979329786" calcext:value-type="percentage">
            <text:p>7.5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8]" office:value-type="float" office:value="0.835500847197718" calcext:value-type="float">
            <text:p>0.8355</text:p>
          </table:table-cell>
          <table:table-cell table:style-name="ce24" table:formula="of:=[.J48]" office:value-type="float" office:value="0.770209644778569" calcext:value-type="float">
            <text:p>0.7702</text:p>
          </table:table-cell>
          <table:table-cell table:style-name="ce25" table:formula="of:=[.P48]/[.Q48]-1" office:value-type="percentage" office:value="0.0847706892036124" calcext:value-type="percentage">
            <text:p>8.4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711960954497331" calcext:value-type="float">
            <text:p>0.7120</text:p>
          </table:table-cell>
          <table:table-cell table:formula="of:=[$similarity_scores.E60]" office:value-type="float" office:value="0.705999627459892" calcext:value-type="float">
            <text:p>0.7060</text:p>
          </table:table-cell>
          <table:table-cell table:style-name="ce25" table:formula="of:=[.D49]/[.E49]-1" office:value-type="percentage" office:value="0.00844381045764431" calcext:value-type="percentage">
            <text:p>0.8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45]" office:value-type="float" office:value="0.654653888108145" calcext:value-type="float">
            <text:p>0.6547</text:p>
          </table:table-cell>
          <table:table-cell table:style-name="ce24" table:formula="of:=[$similarity_scores.E55]" office:value-type="float" office:value="0.617986813538685" calcext:value-type="float">
            <text:p>0.6180</text:p>
          </table:table-cell>
          <table:table-cell table:style-name="ce25" table:formula="of:=[.J49]/[.K49]-1" office:value-type="percentage" office:value="0.0593331018820589" calcext:value-type="percentage">
            <text:p>5.9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9]" office:value-type="float" office:value="0.711960954497331" calcext:value-type="float">
            <text:p>0.7120</text:p>
          </table:table-cell>
          <table:table-cell table:style-name="ce24" table:formula="of:=[.J49]" office:value-type="float" office:value="0.654653888108145" calcext:value-type="float">
            <text:p>0.6547</text:p>
          </table:table-cell>
          <table:table-cell table:style-name="ce25" table:formula="of:=[.P49]/[.Q49]-1" office:value-type="percentage" office:value="0.087537960791457" calcext:value-type="percentage">
            <text:p>8.7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551961950498658" calcext:value-type="float">
            <text:p>0.5520</text:p>
          </table:table-cell>
          <table:table-cell table:formula="of:=[$similarity_scores.E61]" office:value-type="float" office:value="0.508712574556859" calcext:value-type="float">
            <text:p>0.5087</text:p>
          </table:table-cell>
          <table:table-cell table:style-name="ce25" table:formula="of:=[.D50]/[.E50]-1" office:value-type="percentage" office:value="0.0850173125354212" calcext:value-type="percentage">
            <text:p>8.50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46]" office:value-type="float" office:value="0.456947154780137" calcext:value-type="float">
            <text:p>0.4569</text:p>
          </table:table-cell>
          <table:table-cell table:style-name="ce24" table:formula="of:=[$similarity_scores.E56]" office:value-type="float" office:value="0.38184009003913" calcext:value-type="float">
            <text:p>0.3818</text:p>
          </table:table-cell>
          <table:table-cell table:style-name="ce25" table:formula="of:=[.J50]/[.K50]-1" office:value-type="percentage" office:value="0.196697692830812" calcext:value-type="percentage">
            <text:p>19.6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0]" office:value-type="float" office:value="0.551961950498658" calcext:value-type="float">
            <text:p>0.5520</text:p>
          </table:table-cell>
          <table:table-cell table:style-name="ce24" table:formula="of:=[.J50]" office:value-type="float" office:value="0.456947154780137" calcext:value-type="float">
            <text:p>0.4569</text:p>
          </table:table-cell>
          <table:table-cell table:style-name="ce25" table:formula="of:=[.P50]/[.Q50]-1" office:value-type="percentage" office:value="0.207933881904217" calcext:value-type="percentage">
            <text:p>20.79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535680389816944" calcext:value-type="float">
            <text:p>0.5357</text:p>
          </table:table-cell>
          <table:table-cell table:formula="of:=[$similarity_scores.E77]" office:value-type="float" office:value="0.540724786960533" calcext:value-type="float">
            <text:p>0.5407</text:p>
          </table:table-cell>
          <table:table-cell table:style-name="ce25" table:formula="of:=[.D51]/[.E51]-1" office:value-type="percentage" office:value="-0.00932895488653973" calcext:value-type="percentage">
            <text:p>-0.93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62]" office:value-type="float" office:value="0.437071738359452" calcext:value-type="float">
            <text:p>0.4371</text:p>
          </table:table-cell>
          <table:table-cell table:style-name="ce24" table:formula="of:=[$similarity_scores.E72]" office:value-type="float" office:value="0.475815913037615" calcext:value-type="float">
            <text:p>0.4758</text:p>
          </table:table-cell>
          <table:table-cell table:style-name="ce25" table:formula="of:=[.J51]/[.K51]-1" office:value-type="percentage" office:value="-0.0814268157422891" calcext:value-type="percentage">
            <text:p>-8.14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.D51]" office:value-type="float" office:value="0.535680389816944" calcext:value-type="float">
            <text:p>0.5357</text:p>
          </table:table-cell>
          <table:table-cell table:style-name="ce24" table:formula="of:=[.J51]" office:value-type="float" office:value="0.437071738359452" calcext:value-type="float">
            <text:p>0.4371</text:p>
          </table:table-cell>
          <table:table-cell table:style-name="ce25" table:formula="of:=[.P51]/[.Q51]-1" office:value-type="percentage" office:value="0.225612051302195" calcext:value-type="percentage">
            <text:p>22.5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69183947828377" calcext:value-type="float">
            <text:p>0.7692</text:p>
          </table:table-cell>
          <table:table-cell table:formula="of:=[$similarity_scores.E78]" office:value-type="float" office:value="0.688013558897322" calcext:value-type="float">
            <text:p>0.6880</text:p>
          </table:table-cell>
          <table:table-cell table:style-name="ce25" table:formula="of:=[.D52]/[.E52]-1" office:value-type="percentage" office:value="0.117977891396714" calcext:value-type="percentage">
            <text:p>11.80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63]" office:value-type="float" office:value="0.687703645740834" calcext:value-type="float">
            <text:p>0.6877</text:p>
          </table:table-cell>
          <table:table-cell table:style-name="ce24" table:formula="of:=[$similarity_scores.E73]" office:value-type="float" office:value="0.659213300656463" calcext:value-type="float">
            <text:p>0.6592</text:p>
          </table:table-cell>
          <table:table-cell table:style-name="ce25" table:formula="of:=[.J52]/[.K52]-1" office:value-type="percentage" office:value="0.0432187048653279" calcext:value-type="percentage">
            <text:p>4.3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52]" office:value-type="float" office:value="0.769183947828377" calcext:value-type="float">
            <text:p>0.7692</text:p>
          </table:table-cell>
          <table:table-cell table:style-name="ce24" table:formula="of:=[.J52]" office:value-type="float" office:value="0.687703645740834" calcext:value-type="float">
            <text:p>0.6877</text:p>
          </table:table-cell>
          <table:table-cell table:style-name="ce25" table:formula="of:=[.P52]/[.Q52]-1" office:value-type="percentage" office:value="0.118481707334514" calcext:value-type="percentage">
            <text:p>11.8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810679921026291" calcext:value-type="float">
            <text:p>0.8107</text:p>
          </table:table-cell>
          <table:table-cell table:formula="of:=[$similarity_scores.E79]" office:value-type="float" office:value="0.732681205820559" calcext:value-type="float">
            <text:p>0.7327</text:p>
          </table:table-cell>
          <table:table-cell table:style-name="ce25" table:formula="of:=[.D53]/[.E53]-1" office:value-type="percentage" office:value="0.106456552435214" calcext:value-type="percentage">
            <text:p>10.6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64]" office:value-type="float" office:value="0.739562616687823" calcext:value-type="float">
            <text:p>0.7396</text:p>
          </table:table-cell>
          <table:table-cell table:style-name="ce24" table:formula="of:=[$similarity_scores.E74]" office:value-type="float" office:value="0.700422305247728" calcext:value-type="float">
            <text:p>0.7004</text:p>
          </table:table-cell>
          <table:table-cell table:style-name="ce25" table:formula="of:=[.J53]/[.K53]-1" office:value-type="percentage" office:value="0.0558810179899278" calcext:value-type="percentage">
            <text:p>5.5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53]" office:value-type="float" office:value="0.810679921026291" calcext:value-type="float">
            <text:p>0.8107</text:p>
          </table:table-cell>
          <table:table-cell table:style-name="ce24" table:formula="of:=[.J53]" office:value-type="float" office:value="0.739562616687823" calcext:value-type="float">
            <text:p>0.7396</text:p>
          </table:table-cell>
          <table:table-cell table:style-name="ce25" table:formula="of:=[.P53]/[.Q53]-1" office:value-type="percentage" office:value="0.0961613022802195" calcext:value-type="percentage">
            <text:p>9.6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598322584818485" calcext:value-type="float">
            <text:p>0.5983</text:p>
          </table:table-cell>
          <table:table-cell table:formula="of:=[$similarity_scores.E80]" office:value-type="float" office:value="0.592686939244988" calcext:value-type="float">
            <text:p>0.5927</text:p>
          </table:table-cell>
          <table:table-cell table:style-name="ce25" table:formula="of:=[.D54]/[.E54]-1" office:value-type="percentage" office:value="0.00950863803524471" calcext:value-type="percentage">
            <text:p>0.9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65]" office:value-type="float" office:value="0.551089287436797" calcext:value-type="float">
            <text:p>0.5511</text:p>
          </table:table-cell>
          <table:table-cell table:style-name="ce24" table:formula="of:=[$similarity_scores.E75]" office:value-type="float" office:value="0.515645596714761" calcext:value-type="float">
            <text:p>0.5156</text:p>
          </table:table-cell>
          <table:table-cell table:style-name="ce25" table:formula="of:=[.J54]/[.K54]-1" office:value-type="percentage" office:value="0.0687365332853638" calcext:value-type="percentage">
            <text:p>6.8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54]" office:value-type="float" office:value="0.598322584818485" calcext:value-type="float">
            <text:p>0.5983</text:p>
          </table:table-cell>
          <table:table-cell table:style-name="ce24" table:formula="of:=[.J54]" office:value-type="float" office:value="0.551089287436797" calcext:value-type="float">
            <text:p>0.5511</text:p>
          </table:table-cell>
          <table:table-cell table:style-name="ce25" table:formula="of:=[.P54]/[.Q54]-1" office:value-type="percentage" office:value="0.0857089739511687" calcext:value-type="percentage">
            <text:p>8.5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405566058019928" calcext:value-type="float">
            <text:p>0.4056</text:p>
          </table:table-cell>
          <table:table-cell table:formula="of:=[$similarity_scores.E81]" office:value-type="float" office:value="0.372026162326782" calcext:value-type="float">
            <text:p>0.3720</text:p>
          </table:table-cell>
          <table:table-cell table:style-name="ce25" table:formula="of:=[.D55]/[.E55]-1" office:value-type="percentage" office:value="0.0901546694549007" calcext:value-type="percentage">
            <text:p>9.0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6]" office:value-type="float" office:value="0.357378944519247" calcext:value-type="float">
            <text:p>0.3574</text:p>
          </table:table-cell>
          <table:table-cell table:style-name="ce24" table:formula="of:=[$similarity_scores.E76]" office:value-type="float" office:value="0.289759906313744" calcext:value-type="float">
            <text:p>0.2898</text:p>
          </table:table-cell>
          <table:table-cell table:style-name="ce25" table:formula="of:=[.J55]/[.K55]-1" office:value-type="percentage" office:value="0.233362300070205" calcext:value-type="percentage">
            <text:p>23.3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5]" office:value-type="float" office:value="0.405566058019928" calcext:value-type="float">
            <text:p>0.4056</text:p>
          </table:table-cell>
          <table:table-cell table:style-name="ce24" table:formula="of:=[.J55]" office:value-type="float" office:value="0.357378944519247" calcext:value-type="float">
            <text:p>0.3574</text:p>
          </table:table-cell>
          <table:table-cell table:style-name="ce25" table:formula="of:=[.P55]/[.Q55]-1" office:value-type="percentage" office:value="0.134834785987473" calcext:value-type="percentage">
            <text:p>13.48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36:.D55])" office:value-type="float" office:value="0.759702252442991" calcext:value-type="float">
            <text:p>0.7597</text:p>
          </table:table-cell>
          <table:table-cell table:formula="of:=AVERAGE([.E36:.E55])" office:value-type="float" office:value="0.691138190767178" calcext:value-type="float">
            <text:p>0.6911</text:p>
          </table:table-cell>
          <table:table-cell table:style-name="ce25" table:formula="of:=[.D56]/[.E56]-1" office:value-type="percentage" office:value="0.0992045622594011" calcext:value-type="percentage">
            <text:p>9.92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AVERAGE([.J36:.J55])" office:value-type="float" office:value="0.688610966806048" calcext:value-type="float">
            <text:p>0.6886</text:p>
          </table:table-cell>
          <table:table-cell table:style-name="ce24" table:formula="of:=AVERAGE([.K36:.K55])" office:value-type="float" office:value="0.653219671438695" calcext:value-type="float">
            <text:p>0.6532</text:p>
          </table:table-cell>
          <table:table-cell table:style-name="ce25" table:formula="of:=[.J56]/[.K56]-1" office:value-type="percentage" office:value="0.0541797758316192" calcext:value-type="percentage">
            <text:p>5.42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[.D56]" office:value-type="float" office:value="0.759702252442991" calcext:value-type="float">
            <text:p>0.7597</text:p>
          </table:table-cell>
          <table:table-cell table:style-name="ce24" table:formula="of:=[.J56]" office:value-type="float" office:value="0.688610966806048" calcext:value-type="float">
            <text:p>0.6886</text:p>
          </table:table-cell>
          <table:table-cell table:style-name="ce25" table:formula="of:=[.P56]/[.Q56]-1" office:value-type="percentage" office:value="0.103238677662487" calcext:value-type="percentage">
            <text:p>10.32%</text:p>
          </table:table-cell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.00.0000</text:date>, <text:time style:data-style-name="N2" text:time-value="19:46:33.760563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9T19:47:35.717157793</dc:date>
    <meta:editing-duration>PT12H25M14S</meta:editing-duration>
    <meta:editing-cycles>219</meta:editing-cycles>
    <meta:generator>LibreOffice/24.2.5.2$Linux_X86_64 LibreOffice_project/420$Build-2</meta:generator>
    <meta:document-statistic meta:table-count="4" meta:cell-count="2287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817240521862394">
                <text:p>0.817240521862394</text:p>
                <draw:g>
                  <svg:desc>similarity_scores.E7:similarity_scores.E11</svg:desc>
                </draw:g>
              </table:table-cell>
              <table:table-cell office:value-type="float" office:value="0.784853214715628">
                <text:p>0.784853214715628</text:p>
                <draw:g>
                  <svg:desc>similarity_scores.E27:similarity_scores.E31</svg:desc>
                </draw:g>
              </table:table-cell>
              <table:table-cell office:value-type="float" office:value="0.671150095335906">
                <text:p>0.671150095335906</text:p>
                <draw:g>
                  <svg:desc>similarity_scores.E47:similarity_scores.E51</svg:desc>
                </draw:g>
              </table:table-cell>
              <table:table-cell office:value-type="float" office:value="0.535680389816944">
                <text:p>0.535680389816944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2621401560054">
                <text:p>0.92621401560054</text:p>
              </table:table-cell>
              <table:table-cell office:value-type="float" office:value="0.860045112483904">
                <text:p>0.860045112483904</text:p>
              </table:table-cell>
              <table:table-cell office:value-type="float" office:value="0.81987736154656">
                <text:p>0.81987736154656</text:p>
              </table:table-cell>
              <table:table-cell office:value-type="float" office:value="0.769183947828377">
                <text:p>0.769183947828377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23558231563866">
                <text:p>0.923558231563866</text:p>
              </table:table-cell>
              <table:table-cell office:value-type="float" office:value="0.876698597949034">
                <text:p>0.876698597949034</text:p>
              </table:table-cell>
              <table:table-cell office:value-type="float" office:value="0.835500847197718">
                <text:p>0.835500847197718</text:p>
              </table:table-cell>
              <table:table-cell office:value-type="float" office:value="0.810679921026291">
                <text:p>0.810679921026291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70667769042368">
                <text:p>0.870667769042368</text:p>
              </table:table-cell>
              <table:table-cell office:value-type="float" office:value="0.821053202617161">
                <text:p>0.821053202617161</text:p>
              </table:table-cell>
              <table:table-cell office:value-type="float" office:value="0.711960954497331">
                <text:p>0.711960954497331</text:p>
              </table:table-cell>
              <table:table-cell office:value-type="float" office:value="0.598322584818485">
                <text:p>0.598322584818485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1596436930845">
                <text:p>0.91596436930845</text:p>
              </table:table-cell>
              <table:table-cell office:value-type="float" office:value="0.687865903130271">
                <text:p>0.687865903130271</text:p>
              </table:table-cell>
              <table:table-cell office:value-type="float" office:value="0.551961950498658">
                <text:p>0.551961950498658</text:p>
              </table:table-cell>
              <table:table-cell office:value-type="float" office:value="0.405566058019928">
                <text:p>0.405566058019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807750107290233">
                <text:p>0.807750107290233</text:p>
                <draw:g>
                  <svg:desc>similarity_scores.E17:similarity_scores.E21</svg:desc>
                </draw:g>
              </table:table-cell>
              <table:table-cell office:value-type="float" office:value="0.777749846042148">
                <text:p>0.777749846042148</text:p>
                <draw:g>
                  <svg:desc>similarity_scores.E37:similarity_scores.E41</svg:desc>
                </draw:g>
              </table:table-cell>
              <table:table-cell office:value-type="float" office:value="0.673877252750379">
                <text:p>0.673877252750379</text:p>
                <draw:g>
                  <svg:desc>similarity_scores.E57:similarity_scores.E61</svg:desc>
                </draw:g>
              </table:table-cell>
              <table:table-cell office:value-type="float" office:value="0.540724786960533">
                <text:p>0.540724786960533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75818579012547">
                <text:p>0.775818579012547</text:p>
              </table:table-cell>
              <table:table-cell office:value-type="float" office:value="0.689326008625621">
                <text:p>0.689326008625621</text:p>
              </table:table-cell>
              <table:table-cell office:value-type="float" office:value="0.735266551524698">
                <text:p>0.735266551524698</text:p>
              </table:table-cell>
              <table:table-cell office:value-type="float" office:value="0.688013558897322">
                <text:p>0.688013558897322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45100540886429">
                <text:p>0.745100540886429</text:p>
              </table:table-cell>
              <table:table-cell office:value-type="float" office:value="0.69769373750264">
                <text:p>0.69769373750264</text:p>
              </table:table-cell>
              <table:table-cell office:value-type="float" office:value="0.751080557355535">
                <text:p>0.751080557355535</text:p>
              </table:table-cell>
              <table:table-cell office:value-type="float" office:value="0.732681205820559">
                <text:p>0.732681205820559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45925883262578">
                <text:p>0.845925883262578</text:p>
              </table:table-cell>
              <table:table-cell office:value-type="float" office:value="0.799821372938516">
                <text:p>0.799821372938516</text:p>
              </table:table-cell>
              <table:table-cell office:value-type="float" office:value="0.705999627459892">
                <text:p>0.705999627459892</text:p>
              </table:table-cell>
              <table:table-cell office:value-type="float" office:value="0.592686939244988">
                <text:p>0.592686939244988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6308382518115">
                <text:p>0.76308382518115</text:p>
              </table:table-cell>
              <table:table-cell office:value-type="float" office:value="0.619424697704157">
                <text:p>0.619424697704157</text:p>
              </table:table-cell>
              <table:table-cell office:value-type="float" office:value="0.508712574556859">
                <text:p>0.508712574556859</text:p>
              </table:table-cell>
              <table:table-cell office:value-type="float" office:value="0.372026162326782">
                <text:p>0.372026162326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70869881275391">
                <text:p>0.70869881275391</text:p>
                <draw:g>
                  <svg:desc>similarity_scores.E2:similarity_scores.E6</svg:desc>
                </draw:g>
              </table:table-cell>
              <table:table-cell office:value-type="float" office:value="0.637177278293148">
                <text:p>0.637177278293148</text:p>
                <draw:g>
                  <svg:desc>similarity_scores.E22:similarity_scores.E26</svg:desc>
                </draw:g>
              </table:table-cell>
              <table:table-cell office:value-type="float" office:value="0.575267312815107">
                <text:p>0.575267312815107</text:p>
                <draw:g>
                  <svg:desc>similarity_scores.E42:similarity_scores.E46</svg:desc>
                </draw:g>
              </table:table-cell>
              <table:table-cell office:value-type="float" office:value="0.437071738359452">
                <text:p>0.437071738359452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87955454167597">
                <text:p>0.887955454167597</text:p>
              </table:table-cell>
              <table:table-cell office:value-type="float" office:value="0.78373726240396">
                <text:p>0.78373726240396</text:p>
              </table:table-cell>
              <table:table-cell office:value-type="float" office:value="0.739463700668212">
                <text:p>0.739463700668212</text:p>
              </table:table-cell>
              <table:table-cell office:value-type="float" office:value="0.687703645740834">
                <text:p>0.687703645740834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89619657349431">
                <text:p>0.889619657349431</text:p>
              </table:table-cell>
              <table:table-cell office:value-type="float" office:value="0.819486731387908">
                <text:p>0.819486731387908</text:p>
              </table:table-cell>
              <table:table-cell office:value-type="float" office:value="0.770209644778569">
                <text:p>0.770209644778569</text:p>
              </table:table-cell>
              <table:table-cell office:value-type="float" office:value="0.739562616687823">
                <text:p>0.73956261668782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27199683446163">
                <text:p>0.827199683446163</text:p>
              </table:table-cell>
              <table:table-cell office:value-type="float" office:value="0.767324777060061">
                <text:p>0.767324777060061</text:p>
              </table:table-cell>
              <table:table-cell office:value-type="float" office:value="0.654653888108145">
                <text:p>0.654653888108145</text:p>
              </table:table-cell>
              <table:table-cell office:value-type="float" office:value="0.551089287436797">
                <text:p>0.55108928743679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885859295028835">
                <text:p>0.885859295028835</text:p>
              </table:table-cell>
              <table:table-cell office:value-type="float" office:value="0.595812450335614">
                <text:p>0.595812450335614</text:p>
              </table:table-cell>
              <table:table-cell office:value-type="float" office:value="0.456947154780137">
                <text:p>0.456947154780137</text:p>
              </table:table-cell>
              <table:table-cell office:value-type="float" office:value="0.357378944519247">
                <text:p>0.3573789445192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725253396670779">
                <text:p>0.725253396670779</text:p>
                <draw:g>
                  <svg:desc>similarity_scores.E12:similarity_scores.E16</svg:desc>
                </draw:g>
              </table:table-cell>
              <table:table-cell office:value-type="float" office:value="0.636324121970155">
                <text:p>0.636324121970155</text:p>
                <draw:g>
                  <svg:desc>similarity_scores.E32:similarity_scores.E36</svg:desc>
                </draw:g>
              </table:table-cell>
              <table:table-cell office:value-type="float" office:value="0.578026907399145">
                <text:p>0.578026907399145</text:p>
                <draw:g>
                  <svg:desc>similarity_scores.E52:similarity_scores.E56</svg:desc>
                </draw:g>
              </table:table-cell>
              <table:table-cell office:value-type="float" office:value="0.475815913037615">
                <text:p>0.475815913037615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21946539369814">
                <text:p>0.821946539369814</text:p>
              </table:table-cell>
              <table:table-cell office:value-type="float" office:value="0.770625732245886">
                <text:p>0.770625732245886</text:p>
              </table:table-cell>
              <table:table-cell office:value-type="float" office:value="0.721093015245458">
                <text:p>0.721093015245458</text:p>
              </table:table-cell>
              <table:table-cell office:value-type="float" office:value="0.659213300656463">
                <text:p>0.659213300656463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19611494161239">
                <text:p>0.819611494161239</text:p>
              </table:table-cell>
              <table:table-cell office:value-type="float" office:value="0.761867839913944">
                <text:p>0.761867839913944</text:p>
              </table:table-cell>
              <table:table-cell office:value-type="float" office:value="0.716155516921568">
                <text:p>0.716155516921568</text:p>
              </table:table-cell>
              <table:table-cell office:value-type="float" office:value="0.700422305247728">
                <text:p>0.700422305247728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13993362425084">
                <text:p>0.813993362425084</text:p>
              </table:table-cell>
              <table:table-cell office:value-type="float" office:value="0.725958954127123">
                <text:p>0.725958954127123</text:p>
              </table:table-cell>
              <table:table-cell office:value-type="float" office:value="0.617986813538685">
                <text:p>0.617986813538685</text:p>
              </table:table-cell>
              <table:table-cell office:value-type="float" office:value="0.515645596714761">
                <text:p>0.515645596714761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46231947506336">
                <text:p>0.746231947506336</text:p>
              </table:table-cell>
              <table:table-cell office:value-type="float" office:value="0.586620675269242">
                <text:p>0.586620675269242</text:p>
              </table:table-cell>
              <table:table-cell office:value-type="float" office:value="0.38184009003913">
                <text:p>0.38184009003913</text:p>
              </table:table-cell>
              <table:table-cell office:value-type="float" office:value="0.289759906313744">
                <text:p>0.2897599063137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